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0494" officeooo:paragraph-rsid="0015ed82"/>
    </style:style>
    <style:style style:name="P2" style:family="paragraph" style:parent-style-name="Standard">
      <style:paragraph-properties fo:text-align="justify" style:justify-single-word="false"/>
      <style:text-properties officeooo:rsid="001a8571" officeooo:paragraph-rsid="001a8571"/>
    </style:style>
    <style:style style:name="P3" style:family="paragraph" style:parent-style-name="Preformatted_20_Text">
      <style:text-properties officeooo:paragraph-rsid="0078f0bb"/>
    </style:style>
    <style:style style:name="P4" style:family="paragraph" style:parent-style-name="Text_20_body_20_indent">
      <style:paragraph-properties fo:text-align="start" style:justify-single-word="false"/>
    </style:style>
    <style:style style:name="P5" style:family="paragraph" style:parent-style-name="Title">
      <style:text-properties officeooo:paragraph-rsid="0073967a"/>
    </style:style>
    <style:style style:name="P6" style:family="paragraph" style:parent-style-name="First_20_line_20_indent">
      <style:text-properties officeooo:rsid="0080ecdf" officeooo:paragraph-rsid="0080ecdf"/>
    </style:style>
    <style:style style:name="P7" style:family="paragraph" style:parent-style-name="First_20_line_20_indent">
      <style:paragraph-properties fo:margin-left="0cm" fo:margin-right="0cm" fo:text-indent="0cm" style:auto-text-indent="false"/>
      <style:text-properties officeooo:rsid="0080ecdf" officeooo:paragraph-rsid="0080ecdf"/>
    </style:style>
    <style:style style:name="P8" style:family="paragraph" style:parent-style-name="First_20_line_20_indent">
      <style:paragraph-properties fo:margin-left="0cm" fo:margin-right="0cm" fo:text-indent="0cm" style:auto-text-indent="false"/>
      <style:text-properties officeooo:rsid="00890a25" officeooo:paragraph-rsid="00890a25"/>
    </style:style>
    <style:style style:name="P9" style:family="paragraph" style:parent-style-name="Preformatted_20_Text">
      <style:text-properties fo:font-size="9pt" fo:background-color="#eeeeee" style:font-size-asian="9pt" style:font-size-complex="9pt"/>
    </style:style>
    <style:style style:name="P10" style:family="paragraph" style:parent-style-name="First_20_line_20_indent">
      <style:paragraph-properties fo:margin-left="0cm" fo:margin-right="0cm" fo:text-indent="0cm" style:auto-text-indent="false"/>
      <style:text-properties officeooo:rsid="0080ecdf" officeooo:paragraph-rsid="0080ecdf"/>
    </style:style>
    <style:style style:name="P11" style:family="paragraph" style:parent-style-name="First_20_line_20_indent">
      <style:text-properties officeooo:rsid="0090b89f" officeooo:paragraph-rsid="0090b89f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officeooo:rsid="000c175e"/>
    </style:style>
    <style:style style:name="T2" style:family="text">
      <style:text-properties officeooo:rsid="0012308f"/>
    </style:style>
    <style:style style:name="T3" style:family="text">
      <style:text-properties officeooo:rsid="00134d61"/>
    </style:style>
    <style:style style:name="T4" style:family="text">
      <style:text-properties officeooo:rsid="001463eb"/>
    </style:style>
    <style:style style:name="T5" style:family="text">
      <style:text-properties officeooo:rsid="0016ca0c"/>
    </style:style>
    <style:style style:name="T6" style:family="text">
      <style:text-properties officeooo:rsid="001b7924"/>
    </style:style>
    <style:style style:name="T7" style:family="text">
      <style:text-properties officeooo:rsid="001b8991"/>
    </style:style>
    <style:style style:name="T8" style:family="text">
      <style:text-properties officeooo:rsid="001d1a0b"/>
    </style:style>
    <style:style style:name="T9" style:family="text">
      <style:text-properties officeooo:rsid="001de803"/>
    </style:style>
    <style:style style:name="T10" style:family="text">
      <style:text-properties officeooo:rsid="001f10c5"/>
    </style:style>
    <style:style style:name="T11" style:family="text">
      <style:text-properties officeooo:rsid="00207beb"/>
    </style:style>
    <style:style style:name="T12" style:family="text">
      <style:text-properties officeooo:rsid="002122ab"/>
    </style:style>
    <style:style style:name="T13" style:family="text">
      <style:text-properties officeooo:rsid="0025222d"/>
    </style:style>
    <style:style style:name="T14" style:family="text">
      <style:text-properties officeooo:rsid="0025d951"/>
    </style:style>
    <style:style style:name="T15" style:family="text">
      <style:text-properties officeooo:rsid="0025eb19"/>
    </style:style>
    <style:style style:name="T16" style:family="text">
      <style:text-properties officeooo:rsid="0026a760"/>
    </style:style>
    <style:style style:name="T17" style:family="text">
      <style:text-properties officeooo:rsid="0028df07"/>
    </style:style>
    <style:style style:name="T18" style:family="text">
      <style:text-properties officeooo:rsid="0029520d"/>
    </style:style>
    <style:style style:name="T19" style:family="text">
      <style:text-properties officeooo:rsid="002bc7ac"/>
    </style:style>
    <style:style style:name="T20" style:family="text">
      <style:text-properties officeooo:rsid="002d7f22"/>
    </style:style>
    <style:style style:name="T21" style:family="text">
      <style:text-properties officeooo:rsid="0031e26d"/>
    </style:style>
    <style:style style:name="T22" style:family="text">
      <style:text-properties officeooo:rsid="0033f0b6"/>
    </style:style>
    <style:style style:name="T23" style:family="text">
      <style:text-properties officeooo:rsid="0034cdc4"/>
    </style:style>
    <style:style style:name="T24" style:family="text">
      <style:text-properties officeooo:rsid="003753e3"/>
    </style:style>
    <style:style style:name="T25" style:family="text">
      <style:text-properties officeooo:rsid="003885fe"/>
    </style:style>
    <style:style style:name="T26" style:family="text">
      <style:text-properties officeooo:rsid="003d205a"/>
    </style:style>
    <style:style style:name="T27" style:family="text">
      <style:text-properties officeooo:rsid="003ef136"/>
    </style:style>
    <style:style style:name="T28" style:family="text">
      <style:text-properties officeooo:rsid="0041bbac"/>
    </style:style>
    <style:style style:name="T29" style:family="text">
      <style:text-properties officeooo:rsid="0042144a"/>
    </style:style>
    <style:style style:name="T30" style:family="text">
      <style:text-properties officeooo:rsid="0046f528"/>
    </style:style>
    <style:style style:name="T31" style:family="text">
      <style:text-properties officeooo:rsid="00498efe"/>
    </style:style>
    <style:style style:name="T32" style:family="text">
      <style:text-properties officeooo:rsid="004d6acd"/>
    </style:style>
    <style:style style:name="T33" style:family="text">
      <style:text-properties officeooo:rsid="0053d369"/>
    </style:style>
    <style:style style:name="T34" style:family="text">
      <style:text-properties officeooo:rsid="0054c39a"/>
    </style:style>
    <style:style style:name="T35" style:family="text">
      <style:text-properties officeooo:rsid="0059f1d1"/>
    </style:style>
    <style:style style:name="T36" style:family="text">
      <style:text-properties officeooo:rsid="005b56f1"/>
    </style:style>
    <style:style style:name="T37" style:family="text">
      <style:text-properties officeooo:rsid="005c3af7"/>
    </style:style>
    <style:style style:name="T38" style:family="text">
      <style:text-properties officeooo:rsid="005e30f1"/>
    </style:style>
    <style:style style:name="T39" style:family="text">
      <style:text-properties officeooo:rsid="005f922a"/>
    </style:style>
    <style:style style:name="T40" style:family="text">
      <style:text-properties officeooo:rsid="0060bd6c"/>
    </style:style>
    <style:style style:name="T41" style:family="text">
      <style:text-properties officeooo:rsid="00625157"/>
    </style:style>
    <style:style style:name="T42" style:family="text">
      <style:text-properties officeooo:rsid="0063ea89"/>
    </style:style>
    <style:style style:name="T43" style:family="text">
      <style:text-properties officeooo:rsid="006619d4"/>
    </style:style>
    <style:style style:name="T44" style:family="text">
      <style:text-properties officeooo:rsid="0069f4b3"/>
    </style:style>
    <style:style style:name="T45" style:family="text">
      <style:text-properties officeooo:rsid="006af364"/>
    </style:style>
    <style:style style:name="T46" style:family="text">
      <style:text-properties officeooo:rsid="006ca853"/>
    </style:style>
    <style:style style:name="T47" style:family="text">
      <style:text-properties officeooo:rsid="0080c847"/>
    </style:style>
    <style:style style:name="T48" style:family="text">
      <style:text-properties officeooo:rsid="0081b933"/>
    </style:style>
    <style:style style:name="T49" style:family="text">
      <style:text-properties officeooo:rsid="008341bb"/>
    </style:style>
    <style:style style:name="T50" style:family="text">
      <style:text-properties officeooo:rsid="0084d8ef"/>
    </style:style>
    <style:style style:name="T51" style:family="text">
      <style:text-properties officeooo:rsid="008903e5"/>
    </style:style>
    <style:style style:name="T52" style:family="text">
      <style:text-properties officeooo:rsid="008a8ad0"/>
    </style:style>
    <style:style style:name="T53" style:family="text">
      <style:text-properties style:font-name="Liberation Mono" fo:font-size="9pt" fo:background-color="#eeeeee" loext:char-shading-value="0" style:font-size-asian="9pt" style:font-size-complex="9pt"/>
    </style:style>
    <style:style style:name="T54" style:family="text">
      <style:text-properties fo:font-size="10pt" officeooo:rsid="001463eb" style:font-size-asian="10pt" style:font-size-complex="10pt"/>
    </style:style>
    <style:style style:name="T55" style:family="text">
      <style:text-properties fo:font-size="10pt" officeooo:rsid="0015ed82" style:font-size-asian="10pt" style:font-size-complex="10pt"/>
    </style:style>
    <style:style style:name="T56" style:family="text">
      <style:text-properties officeooo:rsid="0091473d"/>
    </style:style>
    <style:style style:name="T57" style:family="text">
      <style:text-properties officeooo:rsid="00924924"/>
    </style:style>
    <style:style style:name="T58" style:family="text">
      <style:text-properties officeooo:rsid="0092caf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ancssor<text:span text:style-name="T43">os</text:span> sakk</text:p>
      <text:h text:style-name="Heading_20_1" text:outline-level="1"><text:span text:style-name="T57">D</text:span>okumentáció</text:h>
      <text:h text:style-name="Heading_20_2" text:outline-level="2">Általános</text:h>
      <text:p text:style-name="First_20_line_20_indent">A cél egy egyszerűen kezelhető, grafikus felülettel nem rendelkező sakkprogram megírása volt, mely képes <text:span text:style-name="T1">szabályos partik lejátszására. Hogy mégis az egyszerű szövegnél kellemesebb küllemet kapjunk, a figurák </text:span><text:span text:style-name="T58">Unicode</text:span><text:span text:style-name="T1"> karaktereit használja a program a terminál szövegformázási lehetőségeivel (színezés és háttérszín beállítása).</text:span></text:p>
      <text:h text:style-name="Heading_20_2" text:outline-level="2">Megvalósítás</text:h>
      <text:p text:style-name="First_20_line_20_indent">A sakkprogram a tábla naiv reprezentációját alkalmazza, ahol a tábla egy egészekből álló tömb. Méretbeli takarékosság végett ez egy 12×12-es char tömböt jelent. <text:span text:style-name="T2">A tömb „belső” 8×8-as négyzete maga a tábla, </text:span><text:span text:style-name="T3">a „külső” elemek mindig 0 értékkel bírnak. Ez a lépések generálásakor hasznos, hiszen így ha táblán álló figurák le is lépnének a tábláról, nem lép elő hiba lefoglalatlan memóriára hivatkozás miatt, ez egy bufferként szolgál. Az üres mezők a ’ ’ (szőköz) karakterkódjával vannak feltöltve, ahol pedig figurák állnak, azok a figura angol kezdőbetűinek megfelelő karakterkódot tartalmazzák, nagy/kis betűkkel a színeket jelezve:</text:span></text:p>
      <text:section text:style-name="Sect1" text:name="Szakasz1">
        <text:p text:style-name="Text_20_body_20_indent">’<text:span text:style-name="T54">K</text:span><text:span text:style-name="T4">’ – világos király</text:span></text:p>
        <text:p text:style-name="Text_20_body_20_indent">’<text:span text:style-name="T54">Q</text:span>’ – <text:span text:style-name="T4">világos vezér</text:span></text:p>
        <text:p text:style-name="Text_20_body_20_indent">’<text:span text:style-name="T54">R</text:span><text:span text:style-name="T4">’ – világos bástya</text:span></text:p>
        <text:p text:style-name="Text_20_body_20_indent">’<text:span text:style-name="T54">B</text:span><text:span text:style-name="T4">’ – világos futó</text:span></text:p>
        <text:p text:style-name="Text_20_body_20_indent">’<text:span text:style-name="T54">N</text:span>’ – <text:span text:style-name="T4">világos huszár</text:span></text:p>
        <text:p text:style-name="Text_20_body_20_indent">’<text:span text:style-name="T54">P</text:span>’ – <text:span text:style-name="T4">világos gyalog </text:span></text:p>
        <text:p text:style-name="Text_20_body_20_indent"/>
        <text:p text:style-name="P4">’<text:span text:style-name="T55">k</text:span><text:span text:style-name="T4">’ – </text:span><text:span text:style-name="T5">sötét</text:span><text:span text:style-name="T4"> király</text:span></text:p>
        <text:p text:style-name="P4">’<text:span text:style-name="T55">q</text:span>’ – <text:span text:style-name="T5">sötét</text:span><text:span text:style-name="T4"> vezér</text:span></text:p>
        <text:p text:style-name="P4">’<text:span text:style-name="T55">r</text:span><text:span text:style-name="T4">’ – </text:span><text:span text:style-name="T5">sötét</text:span><text:span text:style-name="T4"> bástya</text:span></text:p>
        <text:p text:style-name="P4">’<text:span text:style-name="T55">b</text:span><text:span text:style-name="T4">’ – </text:span><text:span text:style-name="T5">sötét</text:span><text:span text:style-name="T4"> futó</text:span></text:p>
        <text:p text:style-name="P4">’<text:span text:style-name="T55">n</text:span>’ – <text:span text:style-name="T5">sötét</text:span><text:span text:style-name="T4"> huszár</text:span></text:p>
        <text:p text:style-name="P4">’<text:span text:style-name="T55">p</text:span>’ – <text:span text:style-name="T5">sötét</text:span><text:span text:style-name="T4"> gyalog</text:span></text:p>
        <text:p text:style-name="P1"/>
      </text:section>
      <text:h text:style-name="Heading_20_2" text:outline-level="2">Az adatszerkezetek</text:h>
      <text:p text:style-name="First_20_line_20_indent">A mezők tárolására a square és a squarenum<text:span text:style-name="T6">s</text:span> <text:span text:style-name="T11">struktúra</text:span><text:span text:style-name="T10"> </text:span>szolgál. <text:span text:style-name="T6">Az előbbi az ember számára hasznos jelölést ta</text:span><text:span text:style-name="T7">r</text:span><text:span text:style-name="T6">talmazza: egy betű a-h közt, és egy szám 1-8 közt, </text:span><text:span text:style-name="T8">az utóbbi a program által közvetlenül értelmezhető </text:span><text:span text:style-name="T12">tömb </text:span><text:span text:style-name="T8">koordinátákat </text:span><text:span text:style-name="T9">jelöli </text:span><text:span text:style-name="T19">(i</text:span><text:span text:style-name="T12">nnentől mezőként erre hivatkozom</text:span><text:span text:style-name="T19">).</text:span><text:span text:style-name="T12"> </text:span><text:span text:style-name="T13">Két mezőből és egy egészből álló struktúra a move </text:span><text:span text:style-name="T14">(későbbiekben lépés)</text:span><text:span text:style-name="T13">, ami egy indulási és egy érkezési mező</text:span><text:span text:style-name="T20">t</text:span><text:span text:style-name="T13">, valamint az átváltozott figurát (ha gyalogbevitel volt) </text:span><text:span text:style-name="T20">foglalja magába</text:span><text:span text:style-name="T13">. Az egész a felvett figura nagybetűs kezdőkarakterének kódja, vagy 0. A lépések egy láncolt listában tárolódnak, mert sem azt nem lehet tudni előre, egy játszma hány lépésből áll, sem azt, hogy </text:span><text:span text:style-name="T14">hány szabályos lépés van az állásban. Ezeket a movelist struktúra kelti életre, ami </text:span><text:span text:style-name="T16">egy</text:span><text:span text:style-name="T14"> lépést </text:span><text:span text:style-name="T15">és egy következő elemre mutató pointert t</text:span><text:span text:style-name="T14">artalm</text:span><text:span text:style-name="T15">az. </text:span><text:span text:style-name="T17">Emellet a motor használ még egy struktúrát ami egy lépést és egy értékelést (valós szám) tartalmaz, illetve végeredményt jelző konstansokat </text:span><text:span text:style-name="T18">(pontos értékük lényegileg mindegy, csak pl. a whitewon és blackwon értékei legyenek kívül a lehetséges értékelés tartományon)</text:span><text:span text:style-name="T17">.</text:span></text:p>
      <text:p text:style-name="P2"/>
      <text:h text:style-name="Heading_20_2" text:outline-level="2"><text:soft-page-break/>Főbb <text:span text:style-name="T21">egységek</text:span></text:h>
      <text:h text:style-name="Heading_20_3" text:outline-level="3">Általános</text:h>
      <text:p text:style-name="Preformatted_20_Text">main.c:</text:p>
      <text:p text:style-name="First_20_line_20_indent">Kirajzolja a kezdeti képernyőt, majd entert után meghívja a menu függvényt, ami a főmenüt kezeli. A menu-vel választhatjuk ki a játék típusát, illetve, hogy akarunk-e betölteni korábbi fájlt.</text:p>
      <text:p text:style-name="Preformatted_20_Text">game.c: </text:p>
      <text:p text:style-name="First_20_line_20_indent">A játszma vezérlését végzi <text:span text:style-name="T23">a benne levő game függvény. L</text:span>étrehozza azt, a játékos lépéseit/<text:span text:style-name="T22">parancsait</text:span> beolvassa, a lefordított lépést meglépi, és (ha játszik AI) gépi lépést kér. </text:p>
      <text:h text:style-name="P13" text:outline-level="3">I/O</text:h>
      <text:p text:style-name="Preformatted_20_Text">input.c:</text:p>
      <text:p text:style-name="First_20_line_20_indent">Fő függvénye a fromSANconvert, ami <text:span text:style-name="T24">egy szabályos Standard Algebraic Notationnel jegyzett lépést alakít move-vá. Kezeli, ha szabálytalan volt a bemenet, </text:span><text:span text:style-name="T25">vagy a lépés szabálytalan az adott állásban.</text:span></text:p>
      <text:p text:style-name="P3">feninput.c: </text:p>
      <text:p text:style-name="First_20_line_20_indent">Egy FEN fájlból beállít egy állást, azaz a táblát, a sáncolási lehetőségeket, a <text:span text:style-name="T26">lehetséges en passant mezőt, a lépésszámot és </text:span><text:span text:style-name="T27">50 lépéses szabály számlálóját. </text:span></text:p>
      <text:p text:style-name="Preformatted_20_Text">pgninput.c:</text:p>
      <text:p text:style-name="First_20_line_20_indent">Egy PGN fájlból betölt egy partit, <text:span text:style-name="T28">ha az szabályos, és még nem ért véget, </text:span><text:span text:style-name="T29">azaz beállítja az álláshoz tartozó metaadatokat és táblát.</text:span></text:p>
      <text:p text:style-name="Preformatted_20_Text">fenoutput.c:</text:p>
      <text:p text:style-name="First_20_line_20_indent">Az adott állást elmenti egy <text:span text:style-name="T30">szabályos</text:span> FEN fájlba. Minden a program által létrehozott mentés <text:line-break/>év-hónap-nap-óra-perc-másodperc.fen/.pgn alakú.</text:p>
      <text:p text:style-name="Preformatted_20_Text">pgnoutput.c:</text:p>
      <text:p text:style-name="First_20_line_20_indent">Az eddigi teljes játszmát elmenti fájlba, jelezve a <text:span text:style-name="T31">játszó feleket (Human/CPU), </text:span><text:span text:style-name="T32">a játék színterét (Command Line Chess), és idejét</text:span><text:span text:style-name="T31">.</text:span></text:p>
      <text:p text:style-name="First_20_line_20_indent">A program által generált FEN és PGN fájlok más sakkprogramokkal vagy webhelyekkel megnyithatóak (pl. Lichess.org).</text:p>
      <text:h text:style-name="Heading_20_3" text:outline-level="3">Sakkmotor</text:h>
      <text:p text:style-name="P11">Bőven a külön sakkmotorr<text:span text:style-name="T56">ó</text:span>l szóló dokumentációban.</text:p>
      <text:h text:style-name="P12" text:outline-level="2">Fordítás</text:h>
      <text:p text:style-name="P6">A programhoz tartozik egy makefile, aminek segítségével könnyebben fordítható. Az object fájlokat külön előállítani: </text:p>
      <text:p text:style-name="P9">make engine.o</text:p>
      <text:p text:style-name="P7">ahol az engine helyére a készítendő .c fájl neve kerül. Az összes object jájl elkészítése:</text:p>
      <text:p text:style-name="P9">make objects</text:p>
      <text:p text:style-name="P7">Az object fájlok törlése: </text:p>
      <text:p text:style-name="P9">make clean</text:p>
      <text:p text:style-name="P7">Teljes fordítás <text:span text:style-name="T49">debug flagekkel és a debugmalloc.h-val</text:span>:</text:p>
      <text:p text:style-name="P9">make all <text:span text:style-name="T50">DEBUG=1</text:span></text:p>
      <text:p text:style-name="P7">Teljes fordítás <text:span text:style-name="T48">optimalizációval</text:span>:</text:p>
      <text:p text:style-name="P9">make <text:span text:style-name="T51">all</text:span> <text:span text:style-name="T48">OPT=1</text:span></text:p>
      <text:p text:style-name="P8">A <text:span text:style-name="T53">make all</text:span> helyett használható a <text:span text:style-name="T53">make clchess</text:span> is, ez törli maga után az elkészült object fájlokat. <text:span text:style-name="T52">Mindkettő clchess néven állít elő futtatható állomány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font-variant="small-caps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21cm" style:contextual-spacing="false" style:page-number="auto"/>
      <style:text-properties fo:font-variant="small-caps" fo:font-size="15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variant="small-caps" fo:font-size="20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font-size="12pt" fo:font-weight="normal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.101cm" fo:margin-bottom="0.199cm" style:contextual-spacing="false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cm" fo:margin-right="1cm" fo:margin-top="0cm" fo:margin-bottom="0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9:22:16.441717594</meta:creation-date>
    <dc:date>2024-02-15T14:09:27.956673628</dc:date>
    <meta:editing-duration>PT1H47M9S</meta:editing-duration>
    <meta:editing-cycles>116</meta:editing-cycles>
    <meta:generator>LibreOffice/7.3.7.2$Linux_X86_64 LibreOffice_project/30$Build-2</meta:generator>
    <meta:document-statistic meta:table-count="0" meta:image-count="0" meta:object-count="0" meta:page-count="3" meta:paragraph-count="52" meta:word-count="609" meta:character-count="4256" meta:non-whitespace-character-count="3679"/>
  </office:meta>
</office:document-meta>
</file>